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0.892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71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12.353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15.49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ext-properties fo:font-size="8pt" style:font-size-asian="8pt" style:font-size-complex="8pt"/>
    </style:style>
    <style:style style:name="ce10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8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1011" table:default-cell-style-name="ce6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8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8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8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8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8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8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51</text:p>
          </table:table-cell>
          <table:table-cell/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3"/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26.0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700</text:p>
          </table:table-cell>
          <table:table-cell table:number-columns-repeated="5"/>
          <table:table-cell office:value-type="string" calcext:value-type="string">
            <text:p>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8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2" table:number-columns-repeated="1021" table:default-cell-style-name="ce6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12" table:number-columns-repeated="1020" table:default-cell-style-name="ce6"/>
        <table:table-row table:style-name="ro3">
          <table:table-cell table:style-name="ce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2022.12.28</text:p>
          </table:table-cell>
          <table:table-cell table:style-name="ce10" office:value-type="string" calcext:value-type="string">
            <text:p>InvestFuture Generation IF. Аня и Макс: в поисках профессии мечты</text:p>
          </table:table-cell>
          <table:table-cell table:style-name="ce10" office:value-type="string" calcext:value-type="string">
            <text:p>2022.12.29</text:p>
          </table:table-cell>
          <table:table-cell table:style-name="ce10" office:value-type="string" calcext:value-type="string">
            <text:p>393-393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.00.0000</text:date>, <text:time style:data-style-name="N2" text:time-value="04:10:41.95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22T04:16:30.226000000</dc:date>
    <meta:editing-duration>P8DT18H22M36S</meta:editing-duration>
    <meta:editing-cycles>3843</meta:editing-cycles>
    <meta:document-statistic meta:table-count="3" meta:cell-count="283" meta:object-count="0"/>
    <meta:user-defined meta:name="qrichtext">1</meta:user-defined>
  </office:meta>
</office:document-meta>
</file>